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/>
  <office:body>
    <office:text>
      <text:p text:style-name="Normal">Like the battle over the City of Indra</text:p>
      <text:p text:style-name="Normal">My mind</text:p>
      <text:p text:style-name="Normal">Devas guiltlessly dancing benevolent dances</text:p>
      <text:p text:style-name="Normal">Armies of Asuras, sneering at my joy</text:p>
      <text:p text:style-name="Normal">All I ever wanted was to be a non-commercial being</text:p>
      <text:p text:style-name="Normal">I had no idea how I was to get there</text:p>
      <text:p text:style-name="Normal">But something in me wouldn’t succumb to the economic conditioning of earthly karma</text:p>
      <text:p text:style-name="Normal">Something in me wouldn’t accept that Samsara was it</text:p>
      <text:p text:style-name="Normal">And that me had an ego collapse</text:p>
      <text:p text:style-name="Normal">The new man in me has been Graced with some Heavenly Treasures</text:p>
      <text:p text:style-name="Normal">A simple declaration</text:p>
      <text:p text:style-name="Normal">Not a boast</text:p>
      <text:p text:style-name="Normal"/>
      <text:p text:style-name="Normal">Non-economic being</text:p>
      <text:p text:style-name="Normal">Is a supernatural state</text:p>
      <text:p text:style-name="Normal">Doors wide open to St. Anthony’s angels &amp; demons</text:p>
      <text:p text:style-name="Normal">Thirsting through the dark desert, an itinerant</text:p>
      <text:p text:style-name="Normal">Faith in some oasis.. out there</text:p>
      <text:p text:style-name="Normal">Something new</text:p>
      <text:p text:style-name="Normal">Over the sun</text:p>
      <text:p text:style-name="Normal">Whatever that is</text:p>
      <text:p text:style-name="Normal">Is where I</text:p>
      <text:p text:style-name="Normal">In the lower mysteries</text:p>
      <text:p text:style-name="Normal">Had placed my hope</text:p>
      <text:p text:style-name="Normal">That was</text:p>
      <text:p text:style-name="Normal">Until my craving ceased</text:p>
      <text:p text:style-name="Normal">Then the Great Fear of the unknown</text:p>
      <text:p text:style-name="Normal">Stood like a Harrowing Threshold Guardian</text:p>
      <text:p text:style-name="Normal"> <text:s text:c="2"/>screaming: “Who goes there?!”</text:p>
      <text:p text:style-name="Normal">And I had no answer, for many years</text:p>
      <text:p text:style-name="Normal">How the Grace came, I cannot say</text:p>
      <text:p text:style-name="Normal">But there are special times which stand out in my mind, like monuments in Her Cosmic Storehouse</text:p>
      <text:p text:style-name="Normal">Waypoints on Akasha’s Beri’ah of soul maps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hen, She came</text:p>
      <text:p text:style-name="Normal">The Voice of All Passion</text:p>
      <text:p text:style-name="Normal">Like cascading waterfalls of emotion through space</text:p>
      <text:p text:style-name="Normal">The Manifestation of the Queen to my Higher Sense</text:p>
      <text:p text:style-name="Normal">Sorrow redeemed by Glory into Joy</text:p>
      <text:p text:style-name="Normal">She outmaneuvers reason’s attempts to restrict her to form</text:p>
      <text:p text:style-name="Normal">She says: “Let me show you things which sparkle in space”</text:p>
      <text:p text:style-name="Normal">I am awestruck and pride falls from me</text:p>
      <text:p text:style-name="Normal">I am as vulnerable as a newborn to the slightest taste of anxiety</text:p>
      <text:p text:style-name="Normal">Like a Seraphim, She purged my presumption in fiery vengeance</text:p>
      <text:p text:style-name="Normal">And I somehow made it out alive, to find myself on the threshold of nirvana</text:p>
      <text:p text:style-name="Normal"/>
      <text:p text:style-name="Normal"/>
      <text:p text:style-name="Normal">Then the wallbangers came</text:p>
      <text:p text:style-name="Normal">And the helicopters</text:p>
      <text:p text:style-name="Normal">And the lips that plot evil day and night</text:p>
      <text:p text:style-name="Normal">And they attacked me in my own home</text:p>
      <text:p text:style-name="Normal">Threatening me with horrible ends</text:p>
      <text:p text:style-name="Normal">Flinging the stones of my unconscious shame</text:p>
      <text:p text:style-name="Normal">With terrors that threaten my right to exist</text:p>
      <text:p text:style-name="Normal"/>
      <text:p text:style-name="Normal">Then an angel of salvation triumphed with splendor</text:p>
      <text:p text:style-name="Normal">Her name was:</text:p>
      <text:p text:style-name="Normal">“I’m Being Devout”</text:p>
      <text:p text:style-name="Normal"/>
      <text:p text:style-name="Normal"/>
      <text:p text:style-name="Normal"/>
      <text:p text:style-name="Normal"/>
      <text:p text:style-name="Normal"/>
      <text:p text:style-name="Normal">Then the wallbangers came</text:p>
      <text:p text:style-name="Normal">And the helicopters</text:p>
      <text:p text:style-name="Normal">And the lips that plot evil day and night</text:p>
      <text:p text:style-name="Normal">And they attacked me in my own home</text:p>
      <text:p text:style-name="Normal">Threatening me with horrible ends</text:p>
      <text:p text:style-name="Normal">Flinging the stones of my unconscious shame</text:p>
      <text:p text:style-name="Normal">With terrors that threaten my right to exist</text:p>
      <text:p text:style-name="Normal"/>
      <text:p text:style-name="Normal">Then an angel of salvation triumphed over all that haunted me with her simple splendor</text:p>
      <text:p text:style-name="Normal">Her name was:</text:p>
      <text:p text:style-name="Normal">“I’m Being Devout”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Then an angel of salvation triumphed over all that haunted me with her simple splendor</text:p>
      <text:p text:style-name="Normal">Her name was:</text:p>
      <text:p text:style-name="Normal">“I’m Being Devout”</text:p>
      <text:p text:style-name="Normal"/>
      <text:p text:style-name="Normal">Her four shades were fire, water, air &amp; earth</text:p>
      <text:p text:style-name="Normal">Her quintessence was Vairocana</text:p>
      <text:p text:style-name="Normal">Once vairocana was stomped</text:p>
      <text:p text:style-name="Normal">I stood alone, awestruck</text:p>
      <text:p text:style-name="Normal">In the Garden of Gethsemane, I tried to down a bitter cup</text:p>
      <text:p text:style-name="Normal">And one day, in the desert, I could neither seek nor try any longer</text:p>
      <text:p text:style-name="Normal">And I clung to not one thing I once was</text:p>
      <text:p text:style-name="Normal">An undeserved bravery born of Grace</text:p>
      <text:p text:style-name="Normal">Righteous soul within assumed and crowned with Hope</text:p>
      <text:p text:style-name="Normal">Who is the knowing author of the eternal record</text:p>
      <text:p text:style-name="Normal"/>
      <text:p text:style-name="Normal"/>
      <text:p text:style-name="Normal"/>
      <text:p text:style-name="Normal">Then an angel of salvation triumphed with her simple splendor</text:p>
      <text:p text:style-name="Normal">Her name was:</text:p>
      <text:p text:style-name="Normal">“I’m Being Devout”</text:p>
      <text:p text:style-name="Normal"/>
      <text:p text:style-name="Normal">Her four shades were fire, water, air &amp; earth</text:p>
      <text:p text:style-name="Normal">Her quintessence was Vairocana</text:p>
      <text:p text:style-name="Normal">I stood alone, awestruck</text:p>
      <text:p text:style-name="Normal">In the Garden of Gethsemane, I tried to down a bitter cup</text:p>
      <text:p text:style-name="Normal">And one day, in the desert, I could neither seek nor try any longer</text:p>
      <text:p text:style-name="Normal">And I clung to not one thing I once was</text:p>
      <text:p text:style-name="Normal">An undeserved bravery born of Grace</text:p>
      <text:p text:style-name="Normal">Righteous soul within assumed and crowned with Hope</text:p>
      <text:p text:style-name="Normal">Who is the knowing author of the eternal record</text:p>
      <text:p text:style-name="Normal"/>
      <text:p text:style-name="Normal"/>
      <text:p text:style-name="Normal"/>
      <text:p text:style-name="Normal"/>
      <text:p text:style-name="Normal">Then an angel of salvation triumphed with her simple splendor</text:p>
      <text:p text:style-name="Normal">Her name was:</text:p>
      <text:p text:style-name="Normal">“I’m Being Devout”</text:p>
      <text:p text:style-name="Normal"/>
      <text:p text:style-name="Normal">Her four shades were fire, water, air &amp; earth</text:p>
      <text:p text:style-name="Normal">I stood alone, awestruck</text:p>
      <text:p text:style-name="Normal">In the Garden of Gethsemane</text:p>
      <text:p text:style-name="Normal">And one day, in the desert</text:p>
      <text:p text:style-name="Normal">I clung to not one thing I once was</text:p>
      <text:p text:style-name="Normal">An undeserved bravery born of Grace</text:p>
      <text:p text:style-name="Normal">Righteous soul within assumed and crowned with Hope</text:p>
      <text:p text:style-name="Normal">Who is the knowing author of the eternal record</text:p>
      <text:p text:style-name="Normal"/>
      <text:p text:style-name="Normal"/>
      <text:p text:style-name="Normal">Then an angel of salvation triumphed with her simple splendor</text:p>
      <text:p text:style-name="Normal">Her name was:</text:p>
      <text:p text:style-name="Normal">“I’m Being Devout”</text:p>
      <text:p text:style-name="Normal"/>
      <text:p text:style-name="Normal">Her four shades were fire, water, air &amp; earth</text:p>
      <text:p text:style-name="Normal">I stood alone, awestruck</text:p>
      <text:p text:style-name="Normal">In the Garden of Gethsemane</text:p>
      <text:p text:style-name="Normal">And one day, in the desert</text:p>
      <text:p text:style-name="Normal">I clung to not one thing I once was</text:p>
      <text:p text:style-name="Normal">An undeserved bravery born of Grace</text:p>
      <text:p text:style-name="Normal">Righteous soul within assumed and crowned with Hope</text:p>
      <text:p text:style-name="Normal">Who is the knowing author of the eternal record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